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Isabella Merlin</text:p>
            <text:p text:style-name="P10"/>
            <text:p text:style-name="P10">Ausbildungsberaterin</text:p>
            <text:p text:style-name="Contact_20_info">1234567890 – <text:span text:style-name="T15">test@gmail.com – </text:span><text:span text:style-name="T16">www.my-website.com</text:span></text:p>
            <text:p text:style-name="Contact_20_info"/>
            <text:p text:style-name="P7">Ich bin ausgebildete Lehrerin und arbeite als Bildungsberaterin. Ich suche eine Stelle mit der Möglichkeit, Einfluss auf kleine und grössere Bildungssysteme zu nehmen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a8746b2d-731b-424c-bb32-7a15e6e7989d">
              <text:p text:style-name="P8">
    <text:span text:style-name="T9">Ce – </text:span>
    <text:span text:style-name="T13">vdf</text:span>
    <text:span text:style-name="T9">:</text:span>
    <text:span text:style-name="T11"> </text:span>
    <text:span text:style-name="T14">August 2021</text:span>
    <text:span text:style-name="T5"> -</text:span>
    <text:span text:style-name="T4"> </text:span>
    <text:span text:style-name="T6">August 2021</text:span>
  </text:p>
              <text:p text:style-name="P3">epic</text:p>
              <text:p text:style-name="P3"/>
            </text:section>
            <text:section text:style-name="Sect1" text:name="3d2330ba-c4ed-4d68-ae38-1761a98f1074">
              <text:p text:style-name="P8">
    <text:span text:style-name="T9"> – </text:span>
    <text:span text:style-name="T13"/>
    <text:span text:style-name="T9">:</text:span>
    <text:span text:style-name="T11"> </text:span>
    <text:span text:style-name="T14">Mai 2021</text:span>
    <text:span text:style-name="T5"> -</text:span>
    <text:span text:style-name="T4"> </text:span>
    <text:span text:style-name="T6">August 2021</text:span>
  </text:p>
              <text:p text:style-name="P3"/>
              <text:p text:style-name="P3"/>
            </text:section>
            <text:section text:style-name="Sect1" text:name="20832ba9-a2f2-4893-9f6d-2a19172033bd">
              <text:p text:style-name="P8">
    <text:span text:style-name="T9">Abteilungsspezialistin – </text:span>
    <text:span text:style-name="T13">Forschungszentrum</text:span>
    <text:span text:style-name="T9">:</text:span>
    <text:span text:style-name="T11"> </text:span>
    <text:span text:style-name="T14">Juli 2019</text:span>
    <text:span text:style-name="T5"> -</text:span>
    <text:span text:style-name="T4"> </text:span>
    <text:span text:style-name="T6">Juli 2020</text:span>
  </text:p>
              <text:p text:style-name="P3">Leitung von Workshops für Erwachsenenbildung und Lerntheorien<text:line-break/>Erstellung und Einführung von neuen Lernstrategien für Erwachsene<text:line-break/>Mentoring neuer Lehrpersonen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edb830d4-9d1d-43d3-b6bf-bb44aa8b7236">
              <text:p text:style-name="P9">
    <text:span text:style-name="T10"> - </text:span>
    <text:span text:style-name="T12"/>
    <text:span text:style-name="T10">:</text:span>
    <text:span text:style-name="T3"> </text:span>
    <text:span text:style-name="T7">August 2021</text:span>
    <text:span text:style-name="T4"> - </text:span>
    <text:span text:style-name="T8">August 2021</text:span>
    <text:span text:style-name="T4"> </text:span>
  </text:p>
              <text:p text:style-name="P4"/>
              <text:p text:style-name="P4"/>
            </text:section>
            <text:section text:style-name="Sect2" text:name="4c4d2554-e280-43dc-a7c7-2676ca0fbbd2">
              <text:p text:style-name="P9">
    <text:span text:style-name="T10">MSC in Psychologie - </text:span>
    <text:span text:style-name="T12">Goethe-Universität</text:span>
    <text:span text:style-name="T10">:</text:span>
    <text:span text:style-name="T3"> </text:span>
    <text:span text:style-name="T7">Juli 2018</text:span>
    <text:span text:style-name="T4"> - </text:span>
    <text:span text:style-name="T8">Juli 2019</text:span>
    <text:span text:style-name="T4"> </text:span>
  </text:p>
              <text:p text:style-name="P4">Thema der Masterarbeit: Neue Ansätze für spezialisierte Erwachsenenbildung und -training<text:line-break/>Vorstand im Debattierclub</text:p>
              <text:p text:style-name="P4"/>
            </text:section>
            <text:section text:style-name="Sect2" text:name="4ec4c94a-639f-4162-8003-9711c001c314">
              <text:p text:style-name="P9">
    <text:span text:style-name="T10">BSC in Psychologie und Logik und Ethik - </text:span>
    <text:span text:style-name="T12">Fachhochschule Graubünden</text:span>
    <text:span text:style-name="T10">:</text:span>
    <text:span text:style-name="T3"> </text:span>
    <text:span text:style-name="T7">Juli 2016</text:span>
    <text:span text:style-name="T4"> - </text:span>
    <text:span text:style-name="T8">Juli 2017</text:span>
    <text:span text:style-name="T4"> </text:span>
  </text:p>
              <text:p text:style-name="P4">Thema der Bachelorarbeit: Können Kinder besser lernen als Erwachsene?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79c7c83a-e05e-493b-a33b-e1bd54396fac">
              <text:p text:style-name="P6"><text:span text:style-name="T17">EDV: </text:span>Word, Excel, Photoshop, Linux, Outlook</text:p>
            </text:section>
            <text:section text:style-name="Sect2" text:name="9b88d493-2594-49cb-a0c5-771804c55f4e">
              <text:p text:style-name="P6"><text:span text:style-name="T17">Erziehung: </text:span>Analysen erstellen von Sozialisation, Erziehung und Bildung<text:line-break/>Erstellen von Lernstrategien<text:line-break/>Erkennen von Lernschwächen</text:p>
            </text:section>
            <text:section text:style-name="Sect2" text:name="0d39ca89-4f85-46f9-a973-2fee71b13dee">
              <text:p text:style-name="P6"><text:span text:style-name="T17">Sprachen und Ethik: </text:span>Deutsch: Muttersprache
<text:line-break/>Französisch: Schriftlich &amp; Mündlich
<text:line-break/>Italienisch: Grundkenntnisse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Isabella Merlin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